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19.67mm"/>
    </style:style>
    <style:style style:name="co7" style:family="table-column">
      <style:table-column-properties fo:break-before="auto" style:column-width="1.48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5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4"/>
        <table:table-column table:style-name="co4" table:default-cell-style-name="ce31"/>
        <table:table-column table:style-name="co5" table:number-columns-repeated="2" table:default-cell-style-name="ce31"/>
        <table:table-column table:style-name="co4" table:default-cell-style-name="ce31"/>
        <table:table-column table:style-name="co1" table:default-cell-style-name="ce31"/>
        <table:table-column table:style-name="co4" table:default-cell-style-name="ce31"/>
        <table:table-column table:style-name="co6" table:default-cell-style-name="ce31"/>
        <table:table-column table:style-name="co5" table:number-columns-repeated="5" table:default-cell-style-name="ce31"/>
        <table:table-column table:style-name="co7" table:default-cell-style-name="ce31"/>
        <table:table-column table:style-name="co8" table:number-columns-repeated="241" table:default-cell-style-name="ce31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9-3 自產天然氣供給與消費</text:p>
          </table:table-cell>
          <table:covered-table-cell table:number-columns-repeated="14" table:style-name="ce11"/>
          <table:table-cell table:style-name="ce45" table:number-columns-repeated="1009"/>
        </table:table-row>
        <table:table-row table:style-name="ro2">
          <table:table-cell table:style-name="ce2" table:number-columns-repeated="14"/>
          <table:table-cell table:style-name="ce39" office:value-type="string" calcext:value-type="string">
            <text:p>單位：千立方公尺</text:p>
          </table:table-cell>
          <table:table-cell table:style-name="ce46" table:number-columns-repeated="1009"/>
        </table:table-row>
        <table:table-row table:style-name="ro3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12"/>
          <table:covered-table-cell table:style-name="ce19"/>
          <table:table-cell table:style-name="ce25" office:value-type="string" calcext:value-type="string" table:number-columns-spanned="3" table:number-rows-spanned="1">
            <text:p>總供給</text:p>
          </table:table-cell>
          <table:covered-table-cell table:number-columns-repeated="2" table:style-name="ce25"/>
          <table:table-cell table:style-name="ce25" office:value-type="string" calcext:value-type="string" table:number-columns-spanned="9" table:number-rows-spanned="1">
            <text:p>國　　內　　消　　費 </text:p>
          </table:table-cell>
          <table:covered-table-cell table:number-columns-repeated="7" table:style-name="ce25"/>
          <table:covered-table-cell table:style-name="ce40"/>
          <table:table-cell table:style-name="ce46" table:number-columns-repeated="1009"/>
        </table:table-row>
        <table:table-row table:style-name="ro3">
          <table:covered-table-cell table:style-name="ce4"/>
          <table:covered-table-cell table:style-name="ce13"/>
          <table:covered-table-cell table:style-name="ce20"/>
          <table:table-cell table:style-name="ce26" office:value-type="string" calcext:value-type="string" table:number-columns-spanned="1" table:number-rows-spanned="2">
            <text:p>合計</text:p>
          </table:table-cell>
          <table:table-cell table:style-name="ce32" office:value-type="string" calcext:value-type="string" table:number-columns-spanned="1" table:number-rows-spanned="2">
            <text:p>生產量</text:p>
          </table:table-cell>
          <table:table-cell table:style-name="ce36" office:value-type="string" calcext:value-type="string" table:number-columns-spanned="1" table:number-rows-spanned="2">
            <text:p>由LNG來</text:p>
            <text:p>之調整量</text:p>
          </table:table-cell>
          <table:table-cell table:style-name="ce26" office:value-type="string" calcext:value-type="string" table:number-columns-spanned="1" table:number-rows-spanned="2">
            <text:p>合計</text:p>
          </table:table-cell>
          <table:table-cell table:style-name="ce37" office:value-type="string" calcext:value-type="string">
            <text:p>轉變投入</text:p>
          </table:table-cell>
          <table:table-cell table:style-name="ce38" office:value-type="string" calcext:value-type="string" table:number-columns-spanned="7" table:number-rows-spanned="1">
            <text:p>國內能源消費</text:p>
          </table:table-cell>
          <table:covered-table-cell table:number-columns-repeated="5" table:style-name="ce38"/>
          <table:covered-table-cell table:style-name="ce41"/>
          <table:table-cell table:style-name="ce46" table:number-columns-repeated="1009"/>
        </table:table-row>
        <table:table-row table:style-name="ro3">
          <table:covered-table-cell table:style-name="ce4"/>
          <table:covered-table-cell table:style-name="ce13"/>
          <table:covered-table-cell table:style-name="ce20"/>
          <table:covered-table-cell table:style-name="ce26"/>
          <table:covered-table-cell table:number-columns-repeated="2" table:style-name="ce32"/>
          <table:covered-table-cell table:style-name="ce26"/>
          <table:table-cell table:style-name="ce26" office:value-type="string" calcext:value-type="string">
            <text:p>發電及汽電用</text:p>
          </table:table-cell>
          <table:table-cell table:style-name="ce26" office:value-type="string" calcext:value-type="string">
            <text:p>小計</text:p>
          </table:table-cell>
          <table:table-cell table:style-name="ce26" office:value-type="string" calcext:value-type="string">
            <text:p>能源部門自用</text:p>
          </table:table-cell>
          <table:table-cell table:style-name="ce32" office:value-type="string" calcext:value-type="string">
            <text:p>工業部門</text:p>
          </table:table-cell>
          <table:table-cell table:style-name="ce32" office:value-type="string" calcext:value-type="string">
            <text:p>農業部門</text:p>
          </table:table-cell>
          <table:table-cell table:style-name="ce32" office:value-type="string" calcext:value-type="string">
            <text:p>服務業部門</text:p>
          </table:table-cell>
          <table:table-cell table:style-name="ce32" office:value-type="string" calcext:value-type="string">
            <text:p>住宅部門</text:p>
          </table:table-cell>
          <table:table-cell table:style-name="ce26" office:value-type="string" calcext:value-type="string">
            <text:p>非能源消費</text:p>
          </table:table-cell>
          <table:table-cell table:style-name="ce46" table:number-columns-repeated="1009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4"/>
          <table:table-cell table:style-name="ce21"/>
          <table:table-cell table:style-name="ce27" office:value-type="float" office:value="1401241" calcext:value-type="float">
            <text:p><text:s/>1,401,241 <text:s/></text:p>
          </table:table-cell>
          <table:table-cell table:style-name="ce33" office:value-type="float" office:value="886829" calcext:value-type="float">
            <text:p><text:s/>886,829 <text:s/></text:p>
          </table:table-cell>
          <table:table-cell table:style-name="ce33" office:value-type="float" office:value="514412" calcext:value-type="float">
            <text:p><text:s/>514,412 <text:s/></text:p>
          </table:table-cell>
          <table:table-cell table:style-name="ce33" office:value-type="float" office:value="1447290.009" calcext:value-type="float">
            <text:p><text:s/>1,447,290 <text:s/></text:p>
          </table:table-cell>
          <table:table-cell table:style-name="ce33" office:value-type="float" office:value="135760.04334618" calcext:value-type="float">
            <text:p><text:s/>135,760 <text:s/></text:p>
          </table:table-cell>
          <table:table-cell table:style-name="ce33" office:value-type="float" office:value="1311529.96565382" calcext:value-type="float">
            <text:p><text:s/>1,311,530 <text:s/></text:p>
          </table:table-cell>
          <table:table-cell table:style-name="ce33" office:value-type="float" office:value="9840.465" calcext:value-type="float">
            <text:p><text:s/>9,840 <text:s/></text:p>
          </table:table-cell>
          <table:table-cell table:style-name="ce33" office:value-type="float" office:value="370417.64365382" calcext:value-type="float">
            <text:p><text:s/>370,41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94770.857" calcext:value-type="float">
            <text:p><text:s/>194,771 <text:s/></text:p>
          </table:table-cell>
          <table:table-cell table:style-name="ce33" office:value-type="float" office:value="732206" calcext:value-type="float">
            <text:p><text:s/>732,206 <text:s/></text:p>
          </table:table-cell>
          <table:table-cell table:style-name="ce42" office:value-type="float" office:value="4295" calcext:value-type="float">
            <text:p><text:s/>4,295 <text:s/></text:p>
          </table:table-cell>
          <table:table-cell table:style-name="ce47"/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5"/>
          <table:table-cell table:style-name="ce22"/>
          <table:table-cell table:style-name="ce28" office:value-type="float" office:value="1417812.9" calcext:value-type="float">
            <text:p><text:s/>1,417,813 <text:s/></text:p>
          </table:table-cell>
          <table:table-cell table:style-name="ce34" office:value-type="float" office:value="830893" calcext:value-type="float">
            <text:p><text:s/>830,893 <text:s/></text:p>
          </table:table-cell>
          <table:table-cell table:style-name="ce34" office:value-type="float" office:value="586919.9" calcext:value-type="float">
            <text:p><text:s/>586,920 <text:s/></text:p>
          </table:table-cell>
          <table:table-cell table:style-name="ce34" office:value-type="float" office:value="1488175.325" calcext:value-type="float">
            <text:p><text:s/>1,488,175 <text:s/></text:p>
          </table:table-cell>
          <table:table-cell table:style-name="ce34" office:value-type="float" office:value="127938.52148548" calcext:value-type="float">
            <text:p><text:s/>127,939 <text:s/></text:p>
          </table:table-cell>
          <table:table-cell table:style-name="ce34" office:value-type="float" office:value="1360236.80351452" calcext:value-type="float">
            <text:p><text:s/>1,360,237 <text:s/></text:p>
          </table:table-cell>
          <table:table-cell table:style-name="ce34" office:value-type="float" office:value="13670.342" calcext:value-type="float">
            <text:p><text:s/>13,670 <text:s/></text:p>
          </table:table-cell>
          <table:table-cell table:style-name="ce34" office:value-type="float" office:value="368328.58151452" calcext:value-type="float">
            <text:p><text:s/>368,32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00307.087" calcext:value-type="float">
            <text:p><text:s/>200,307 <text:s/></text:p>
          </table:table-cell>
          <table:table-cell table:style-name="ce34" office:value-type="float" office:value="777930.793" calcext:value-type="float">
            <text:p><text:s/>777,931 <text:s/></text:p>
          </table:table-cell>
          <table:table-cell table:style-name="ce43" office:value-type="float" office:value="0" calcext:value-type="float">
            <text:p>- <text:s/></text:p>
          </table:table-cell>
          <table:table-cell table:style-name="ce47"/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5"/>
          <table:table-cell table:style-name="ce22"/>
          <table:table-cell table:style-name="ce28" office:value-type="float" office:value="1457992.7675" calcext:value-type="float">
            <text:p><text:s/>1,457,993 <text:s/></text:p>
          </table:table-cell>
          <table:table-cell table:style-name="ce34" office:value-type="float" office:value="795353.12" calcext:value-type="float">
            <text:p><text:s/>795,353 <text:s/></text:p>
          </table:table-cell>
          <table:table-cell table:style-name="ce34" office:value-type="float" office:value="662639.6475" calcext:value-type="float">
            <text:p><text:s/>662,640 <text:s/></text:p>
          </table:table-cell>
          <table:table-cell table:style-name="ce34" office:value-type="float" office:value="1513239.26664" calcext:value-type="float">
            <text:p><text:s/>1,513,239 <text:s/></text:p>
          </table:table-cell>
          <table:table-cell table:style-name="ce34" office:value-type="float" office:value="110755.35854784" calcext:value-type="float">
            <text:p><text:s/>110,755 <text:s/></text:p>
          </table:table-cell>
          <table:table-cell table:style-name="ce34" office:value-type="float" office:value="1402483.90809216" calcext:value-type="float">
            <text:p><text:s/>1,402,484 <text:s/></text:p>
          </table:table-cell>
          <table:table-cell table:style-name="ce34" office:value-type="float" office:value="13630.22492" calcext:value-type="float">
            <text:p><text:s/>13,630 <text:s/></text:p>
          </table:table-cell>
          <table:table-cell table:style-name="ce34" office:value-type="float" office:value="360150.85621216" calcext:value-type="float">
            <text:p><text:s/>360,15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27263.97132" calcext:value-type="float">
            <text:p><text:s/>227,264 <text:s/></text:p>
          </table:table-cell>
          <table:table-cell table:style-name="ce34" office:value-type="float" office:value="801438.85564" calcext:value-type="float">
            <text:p><text:s/>801,43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5"/>
          <table:table-cell table:style-name="ce22"/>
          <table:table-cell table:style-name="ce28" office:value-type="float" office:value="1490244.75" calcext:value-type="float">
            <text:p><text:s/>1,490,245 <text:s/></text:p>
          </table:table-cell>
          <table:table-cell table:style-name="ce34" office:value-type="float" office:value="547470" calcext:value-type="float">
            <text:p><text:s/>547,470 <text:s/></text:p>
          </table:table-cell>
          <table:table-cell table:style-name="ce34" office:value-type="float" office:value="942774.75" calcext:value-type="float">
            <text:p><text:s/>942,775 <text:s/></text:p>
          </table:table-cell>
          <table:table-cell table:style-name="ce34" office:value-type="float" office:value="1433481.708" calcext:value-type="float">
            <text:p><text:s/>1,433,482 <text:s/></text:p>
          </table:table-cell>
          <table:table-cell table:style-name="ce34" office:value-type="float" office:value="5674.87158629" calcext:value-type="float">
            <text:p><text:s/>5,675 <text:s/></text:p>
          </table:table-cell>
          <table:table-cell table:style-name="ce34" office:value-type="float" office:value="1427806.83641371" calcext:value-type="float">
            <text:p><text:s/>1,427,807 <text:s/></text:p>
          </table:table-cell>
          <table:table-cell table:style-name="ce34" office:value-type="float" office:value="3675.661" calcext:value-type="float">
            <text:p><text:s/>3,676 <text:s/></text:p>
          </table:table-cell>
          <table:table-cell table:style-name="ce34" office:value-type="float" office:value="366601.25141371" calcext:value-type="float">
            <text:p><text:s/>366,60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37766.13" calcext:value-type="float">
            <text:p><text:s/>237,766 <text:s/></text:p>
          </table:table-cell>
          <table:table-cell table:style-name="ce34" office:value-type="float" office:value="819763.794" calcext:value-type="float">
            <text:p><text:s/>819,764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5"/>
          <table:table-cell table:style-name="ce22"/>
          <table:table-cell table:style-name="ce28" office:value-type="float" office:value="1435985.125" calcext:value-type="float">
            <text:p><text:s/>1,435,985 <text:s/></text:p>
          </table:table-cell>
          <table:table-cell table:style-name="ce34" office:value-type="float" office:value="462958" calcext:value-type="float">
            <text:p><text:s/>462,958 <text:s/></text:p>
          </table:table-cell>
          <table:table-cell table:style-name="ce34" office:value-type="float" office:value="973027.125" calcext:value-type="float">
            <text:p><text:s/>973,027 <text:s/></text:p>
          </table:table-cell>
          <table:table-cell table:style-name="ce34" office:value-type="float" office:value="1357858.019" calcext:value-type="float">
            <text:p><text:s/>1,357,858 <text:s/></text:p>
          </table:table-cell>
          <table:table-cell table:style-name="ce34" office:value-type="float" office:value="1843.16169345" calcext:value-type="float">
            <text:p><text:s/>1,843 <text:s/></text:p>
          </table:table-cell>
          <table:table-cell table:style-name="ce34" office:value-type="float" office:value="1356014.85730655" calcext:value-type="float">
            <text:p><text:s/>1,356,015 <text:s/></text:p>
          </table:table-cell>
          <table:table-cell table:style-name="ce34" office:value-type="float" office:value="2835.249" calcext:value-type="float">
            <text:p><text:s/>2,835 <text:s/></text:p>
          </table:table-cell>
          <table:table-cell table:style-name="ce34" office:value-type="float" office:value="344442.89230655" calcext:value-type="float">
            <text:p><text:s/>344,44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31979.478" calcext:value-type="float">
            <text:p><text:s/>231,979 <text:s/></text:p>
          </table:table-cell>
          <table:table-cell table:style-name="ce34" office:value-type="float" office:value="776757.238" calcext:value-type="float">
            <text:p><text:s/>776,757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5"/>
          <table:table-cell table:style-name="ce22"/>
          <table:table-cell table:style-name="ce28" office:value-type="float" office:value="1467880.125" calcext:value-type="float">
            <text:p><text:s/>1,467,880 <text:s/></text:p>
          </table:table-cell>
          <table:table-cell table:style-name="ce34" office:value-type="float" office:value="416832" calcext:value-type="float">
            <text:p><text:s/>416,832 <text:s/></text:p>
          </table:table-cell>
          <table:table-cell table:style-name="ce34" office:value-type="float" office:value="1051048.125" calcext:value-type="float">
            <text:p><text:s/>1,051,048 <text:s/></text:p>
          </table:table-cell>
          <table:table-cell table:style-name="ce34" office:value-type="float" office:value="1368014.159" calcext:value-type="float">
            <text:p><text:s/>1,368,014 <text:s/></text:p>
          </table:table-cell>
          <table:table-cell table:style-name="ce34" office:value-type="float" office:value="1722.65949875" calcext:value-type="float">
            <text:p><text:s/>1,723 <text:s/></text:p>
          </table:table-cell>
          <table:table-cell table:style-name="ce34" office:value-type="float" office:value="1366291.49950125" calcext:value-type="float">
            <text:p><text:s/>1,366,291 <text:s/></text:p>
          </table:table-cell>
          <table:table-cell table:style-name="ce34" office:value-type="float" office:value="2528.341" calcext:value-type="float">
            <text:p><text:s/>2,528 <text:s/></text:p>
          </table:table-cell>
          <table:table-cell table:style-name="ce34" office:value-type="float" office:value="351700.00750125" calcext:value-type="float">
            <text:p><text:s/>351,70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35335.971" calcext:value-type="float">
            <text:p><text:s/>235,336 <text:s/></text:p>
          </table:table-cell>
          <table:table-cell table:style-name="ce34" office:value-type="float" office:value="776727.18" calcext:value-type="float">
            <text:p><text:s/>776,727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5"/>
          <table:table-cell table:style-name="ce22"/>
          <table:table-cell table:style-name="ce28" office:value-type="float" office:value="1480657.25" calcext:value-type="float">
            <text:p><text:s/>1,480,657 <text:s/></text:p>
          </table:table-cell>
          <table:table-cell table:style-name="ce34" office:value-type="float" office:value="357356" calcext:value-type="float">
            <text:p><text:s/>357,356 <text:s/></text:p>
          </table:table-cell>
          <table:table-cell table:style-name="ce34" office:value-type="float" office:value="1123301.25" calcext:value-type="float">
            <text:p><text:s/>1,123,301 <text:s/></text:p>
          </table:table-cell>
          <table:table-cell table:style-name="ce34" office:value-type="float" office:value="1379388.753" calcext:value-type="float">
            <text:p><text:s/>1,379,389 <text:s/></text:p>
          </table:table-cell>
          <table:table-cell table:style-name="ce34" office:value-type="float" office:value="1815.3438925" calcext:value-type="float">
            <text:p><text:s/>1,815 <text:s/></text:p>
          </table:table-cell>
          <table:table-cell table:style-name="ce34" office:value-type="float" office:value="1377573.4091075" calcext:value-type="float">
            <text:p><text:s/>1,377,573 <text:s/></text:p>
          </table:table-cell>
          <table:table-cell table:style-name="ce34" office:value-type="float" office:value="2982.172" calcext:value-type="float">
            <text:p><text:s/>2,982 <text:s/></text:p>
          </table:table-cell>
          <table:table-cell table:style-name="ce34" office:value-type="float" office:value="326285.1861075" calcext:value-type="float">
            <text:p><text:s/>326,28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46178.826" calcext:value-type="float">
            <text:p><text:s/>246,179 <text:s/></text:p>
          </table:table-cell>
          <table:table-cell table:style-name="ce34" office:value-type="float" office:value="802127.225" calcext:value-type="float">
            <text:p><text:s/>802,127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5"/>
          <table:table-cell table:style-name="ce22"/>
          <table:table-cell table:style-name="ce28" office:value-type="float" office:value="1495179.875" calcext:value-type="float">
            <text:p><text:s/>1,495,180 <text:s/></text:p>
          </table:table-cell>
          <table:table-cell table:style-name="ce34" office:value-type="float" office:value="350660" calcext:value-type="float">
            <text:p><text:s/>350,660 <text:s/></text:p>
          </table:table-cell>
          <table:table-cell table:style-name="ce34" office:value-type="float" office:value="1144519.875" calcext:value-type="float">
            <text:p><text:s/>1,144,520 <text:s/></text:p>
          </table:table-cell>
          <table:table-cell table:style-name="ce34" office:value-type="float" office:value="1389716.717" calcext:value-type="float">
            <text:p><text:s/>1,389,717 <text:s/></text:p>
          </table:table-cell>
          <table:table-cell table:style-name="ce34" office:value-type="float" office:value="1782.89206285" calcext:value-type="float">
            <text:p><text:s/>1,783 <text:s/></text:p>
          </table:table-cell>
          <table:table-cell table:style-name="ce34" office:value-type="float" office:value="1387933.82493715" calcext:value-type="float">
            <text:p><text:s/>1,387,934 <text:s/></text:p>
          </table:table-cell>
          <table:table-cell table:style-name="ce34" office:value-type="float" office:value="2497.85" calcext:value-type="float">
            <text:p><text:s/>2,498 <text:s/></text:p>
          </table:table-cell>
          <table:table-cell table:style-name="ce34" office:value-type="float" office:value="318696.07493715" calcext:value-type="float">
            <text:p><text:s/>318,69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52510.893" calcext:value-type="float">
            <text:p><text:s/>252,511 <text:s/></text:p>
          </table:table-cell>
          <table:table-cell table:style-name="ce34" office:value-type="float" office:value="814229.007" calcext:value-type="float">
            <text:p><text:s/>814,22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5"/>
          <table:table-cell table:style-name="ce22"/>
          <table:table-cell table:style-name="ce28" office:value-type="float" office:value="1486595.125" calcext:value-type="float">
            <text:p><text:s/>1,486,595 <text:s/></text:p>
          </table:table-cell>
          <table:table-cell table:style-name="ce34" office:value-type="float" office:value="296200" calcext:value-type="float">
            <text:p><text:s/>296,200 <text:s/></text:p>
          </table:table-cell>
          <table:table-cell table:style-name="ce34" office:value-type="float" office:value="1190395.125" calcext:value-type="float">
            <text:p><text:s/>1,190,395 <text:s/></text:p>
          </table:table-cell>
          <table:table-cell table:style-name="ce34" office:value-type="float" office:value="1442393.817" calcext:value-type="float">
            <text:p><text:s/>1,442,394 <text:s/></text:p>
          </table:table-cell>
          <table:table-cell table:style-name="ce34" office:value-type="float" office:value="1657.48855057" calcext:value-type="float">
            <text:p><text:s/>1,657 <text:s/></text:p>
          </table:table-cell>
          <table:table-cell table:style-name="ce34" office:value-type="float" office:value="1440736.32844943" calcext:value-type="float">
            <text:p><text:s/>1,440,736 <text:s/></text:p>
          </table:table-cell>
          <table:table-cell table:style-name="ce34" office:value-type="float" office:value="2361.843" calcext:value-type="float">
            <text:p><text:s/>2,362 <text:s/></text:p>
          </table:table-cell>
          <table:table-cell table:style-name="ce34" office:value-type="float" office:value="338322.84144943" calcext:value-type="float">
            <text:p><text:s/>338,32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0767.144" calcext:value-type="float">
            <text:p><text:s/>280,767 <text:s/></text:p>
          </table:table-cell>
          <table:table-cell table:style-name="ce34" office:value-type="float" office:value="819284.5" calcext:value-type="float">
            <text:p><text:s/>819,285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5"/>
          <table:table-cell table:style-name="ce22"/>
          <table:table-cell table:style-name="ce28" office:value-type="float" office:value="1580105.125" calcext:value-type="float">
            <text:p><text:s/>1,580,105 <text:s/></text:p>
          </table:table-cell>
          <table:table-cell table:style-name="ce34" office:value-type="float" office:value="330157" calcext:value-type="float">
            <text:p><text:s/>330,157 <text:s/></text:p>
          </table:table-cell>
          <table:table-cell table:style-name="ce34" office:value-type="float" office:value="1249948.125" calcext:value-type="float">
            <text:p><text:s/>1,249,948 <text:s/></text:p>
          </table:table-cell>
          <table:table-cell table:style-name="ce34" office:value-type="float" office:value="1532476.368" calcext:value-type="float">
            <text:p><text:s/>1,532,476 <text:s/></text:p>
          </table:table-cell>
          <table:table-cell table:style-name="ce34" office:value-type="float" office:value="2391.27037641" calcext:value-type="float">
            <text:p><text:s/>2,391 <text:s/></text:p>
          </table:table-cell>
          <table:table-cell table:style-name="ce34" office:value-type="float" office:value="1530085.09762359" calcext:value-type="float">
            <text:p><text:s/>1,530,085 <text:s/></text:p>
          </table:table-cell>
          <table:table-cell table:style-name="ce34" office:value-type="float" office:value="2338.148" calcext:value-type="float">
            <text:p><text:s/>2,338 <text:s/></text:p>
          </table:table-cell>
          <table:table-cell table:style-name="ce34" office:value-type="float" office:value="385101.77162359" calcext:value-type="float">
            <text:p><text:s/>385,10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96834.569" calcext:value-type="float">
            <text:p><text:s/>296,835 <text:s/></text:p>
          </table:table-cell>
          <table:table-cell table:style-name="ce34" office:value-type="float" office:value="845810.609" calcext:value-type="float">
            <text:p><text:s/>845,81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5"/>
          <table:table-cell table:style-name="ce22"/>
          <table:table-cell table:style-name="ce28" office:value-type="float" office:value="1711186.25" calcext:value-type="float">
            <text:p><text:s/>1,711,186 <text:s/></text:p>
          </table:table-cell>
          <table:table-cell table:style-name="ce34" office:value-type="float" office:value="442049" calcext:value-type="float">
            <text:p><text:s/>442,049 <text:s/></text:p>
          </table:table-cell>
          <table:table-cell table:style-name="ce34" office:value-type="float" office:value="1269137.25" calcext:value-type="float">
            <text:p><text:s/>1,269,137 <text:s/></text:p>
          </table:table-cell>
          <table:table-cell table:style-name="ce34" office:value-type="float" office:value="1540207.808" calcext:value-type="float">
            <text:p><text:s/>1,540,208 <text:s/></text:p>
          </table:table-cell>
          <table:table-cell table:style-name="ce34" office:value-type="float" office:value="1897.32711238" calcext:value-type="float">
            <text:p><text:s/>1,897 <text:s/></text:p>
          </table:table-cell>
          <table:table-cell table:style-name="ce34" office:value-type="float" office:value="1538310.48088762" calcext:value-type="float">
            <text:p><text:s/>1,538,310 <text:s/></text:p>
          </table:table-cell>
          <table:table-cell table:style-name="ce34" office:value-type="float" office:value="2318.624" calcext:value-type="float">
            <text:p><text:s/>2,319 <text:s/></text:p>
          </table:table-cell>
          <table:table-cell table:style-name="ce34" office:value-type="float" office:value="405224.83388762" calcext:value-type="float">
            <text:p><text:s/>405,22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04322.102" calcext:value-type="float">
            <text:p><text:s/>304,322 <text:s/></text:p>
          </table:table-cell>
          <table:table-cell table:style-name="ce34" office:value-type="float" office:value="826444.921" calcext:value-type="float">
            <text:p><text:s/>826,445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5"/>
          <table:table-cell table:style-name="ce22"/>
          <table:table-cell table:style-name="ce28" office:value-type="float" office:value="1734587.125" calcext:value-type="float">
            <text:p><text:s/>1,734,587 <text:s/></text:p>
          </table:table-cell>
          <table:table-cell table:style-name="ce34" office:value-type="float" office:value="381067" calcext:value-type="float">
            <text:p><text:s/>381,067 <text:s/></text:p>
          </table:table-cell>
          <table:table-cell table:style-name="ce34" office:value-type="float" office:value="1353520.125" calcext:value-type="float">
            <text:p><text:s/>1,353,520 <text:s/></text:p>
          </table:table-cell>
          <table:table-cell table:style-name="ce34" office:value-type="float" office:value="1531803.059" calcext:value-type="float">
            <text:p><text:s/>1,531,803 <text:s/></text:p>
          </table:table-cell>
          <table:table-cell table:style-name="ce34" office:value-type="float" office:value="1502.21732586" calcext:value-type="float">
            <text:p><text:s/>1,502 <text:s/></text:p>
          </table:table-cell>
          <table:table-cell table:style-name="ce34" office:value-type="float" office:value="1530300.84167414" calcext:value-type="float">
            <text:p><text:s/>1,530,301 <text:s/></text:p>
          </table:table-cell>
          <table:table-cell table:style-name="ce34" office:value-type="float" office:value="2153.08" calcext:value-type="float">
            <text:p><text:s/>2,153 <text:s/></text:p>
          </table:table-cell>
          <table:table-cell table:style-name="ce34" office:value-type="float" office:value="439129.39667414" calcext:value-type="float">
            <text:p><text:s/>439,12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4252.864" calcext:value-type="float">
            <text:p><text:s/>334,253 <text:s/></text:p>
          </table:table-cell>
          <table:table-cell table:style-name="ce34" office:value-type="float" office:value="754765.501" calcext:value-type="float">
            <text:p><text:s/>754,766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5"/>
          <table:table-cell table:style-name="ce22"/>
          <table:table-cell table:style-name="ce28" office:value-type="float" office:value="1708503" calcext:value-type="float">
            <text:p><text:s/>1,708,503 <text:s/></text:p>
          </table:table-cell>
          <table:table-cell table:style-name="ce34" office:value-type="float" office:value="379356" calcext:value-type="float">
            <text:p><text:s/>379,356 <text:s/></text:p>
          </table:table-cell>
          <table:table-cell table:style-name="ce34" office:value-type="float" office:value="1329147" calcext:value-type="float">
            <text:p><text:s/>1,329,147 <text:s/></text:p>
          </table:table-cell>
          <table:table-cell table:style-name="ce34" office:value-type="float" office:value="1598909.131" calcext:value-type="float">
            <text:p><text:s/>1,598,909 <text:s/></text:p>
          </table:table-cell>
          <table:table-cell table:style-name="ce34" office:value-type="float" office:value="2006.30623036" calcext:value-type="float">
            <text:p><text:s/>2,006 <text:s/></text:p>
          </table:table-cell>
          <table:table-cell table:style-name="ce34" office:value-type="float" office:value="1596902.82476964" calcext:value-type="float">
            <text:p><text:s/>1,596,903 <text:s/></text:p>
          </table:table-cell>
          <table:table-cell table:style-name="ce34" office:value-type="float" office:value="2285.567" calcext:value-type="float">
            <text:p><text:s/>2,286 <text:s/></text:p>
          </table:table-cell>
          <table:table-cell table:style-name="ce34" office:value-type="float" office:value="475077.37276964" calcext:value-type="float">
            <text:p><text:s/>475,07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66470.133" calcext:value-type="float">
            <text:p><text:s/>366,470 <text:s/></text:p>
          </table:table-cell>
          <table:table-cell table:style-name="ce34" office:value-type="float" office:value="753069.752" calcext:value-type="float">
            <text:p><text:s/>753,070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5"/>
          <table:table-cell table:style-name="ce22"/>
          <table:table-cell table:style-name="ce28" office:value-type="float" office:value="1682971.25" calcext:value-type="float">
            <text:p><text:s/>1,682,971 <text:s/></text:p>
          </table:table-cell>
          <table:table-cell table:style-name="ce34" office:value-type="float" office:value="373775" calcext:value-type="float">
            <text:p><text:s/>373,775 <text:s/></text:p>
          </table:table-cell>
          <table:table-cell table:style-name="ce34" office:value-type="float" office:value="1309196.25" calcext:value-type="float">
            <text:p><text:s/>1,309,196 <text:s/></text:p>
          </table:table-cell>
          <table:table-cell table:style-name="ce34" office:value-type="float" office:value="1604735.653" calcext:value-type="float">
            <text:p><text:s/>1,604,736 <text:s/></text:p>
          </table:table-cell>
          <table:table-cell table:style-name="ce34" office:value-type="float" office:value="2047.8235618" calcext:value-type="float">
            <text:p><text:s/>2,048 <text:s/></text:p>
          </table:table-cell>
          <table:table-cell table:style-name="ce34" office:value-type="float" office:value="1602687.8294382" calcext:value-type="float">
            <text:p><text:s/>1,602,688 <text:s/></text:p>
          </table:table-cell>
          <table:table-cell table:style-name="ce34" office:value-type="float" office:value="1547.006" calcext:value-type="float">
            <text:p><text:s/>1,547 <text:s/></text:p>
          </table:table-cell>
          <table:table-cell table:style-name="ce34" office:value-type="float" office:value="489721.8224382" calcext:value-type="float">
            <text:p><text:s/>489,7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76209.541" calcext:value-type="float">
            <text:p><text:s/>376,210 <text:s/></text:p>
          </table:table-cell>
          <table:table-cell table:style-name="ce34" office:value-type="float" office:value="735209.46" calcext:value-type="float">
            <text:p><text:s/>735,20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5"/>
          <table:table-cell table:style-name="ce22"/>
          <table:table-cell table:style-name="ce28" office:value-type="float" office:value="1622327.625" calcext:value-type="float">
            <text:p><text:s/>1,622,328 <text:s/></text:p>
          </table:table-cell>
          <table:table-cell table:style-name="ce34" office:value-type="float" office:value="321471" calcext:value-type="float">
            <text:p><text:s/>321,471 <text:s/></text:p>
          </table:table-cell>
          <table:table-cell table:style-name="ce34" office:value-type="float" office:value="1300856.625" calcext:value-type="float">
            <text:p><text:s/>1,300,857 <text:s/></text:p>
          </table:table-cell>
          <table:table-cell table:style-name="ce34" office:value-type="float" office:value="1669444.205" calcext:value-type="float">
            <text:p><text:s/>1,669,444 <text:s/></text:p>
          </table:table-cell>
          <table:table-cell table:style-name="ce34" office:value-type="float" office:value="2215.31910113" calcext:value-type="float">
            <text:p><text:s/>2,215 <text:s/></text:p>
          </table:table-cell>
          <table:table-cell table:style-name="ce34" office:value-type="float" office:value="1667228.88589887" calcext:value-type="float">
            <text:p><text:s/>1,667,229 <text:s/></text:p>
          </table:table-cell>
          <table:table-cell table:style-name="ce34" office:value-type="float" office:value="1431.748" calcext:value-type="float">
            <text:p><text:s/>1,432 <text:s/></text:p>
          </table:table-cell>
          <table:table-cell table:style-name="ce34" office:value-type="float" office:value="525143.34589887" calcext:value-type="float">
            <text:p><text:s/>525,14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85632.718" calcext:value-type="float">
            <text:p><text:s/>385,633 <text:s/></text:p>
          </table:table-cell>
          <table:table-cell table:style-name="ce34" office:value-type="float" office:value="755021.074" calcext:value-type="float">
            <text:p><text:s/>755,02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5"/>
          <table:table-cell table:style-name="ce22"/>
          <table:table-cell table:style-name="ce28" office:value-type="float" office:value="1832729.25" calcext:value-type="float">
            <text:p><text:s/>1,832,729 <text:s/></text:p>
          </table:table-cell>
          <table:table-cell table:style-name="ce34" office:value-type="float" office:value="265701" calcext:value-type="float">
            <text:p><text:s/>265,701 <text:s/></text:p>
          </table:table-cell>
          <table:table-cell table:style-name="ce34" office:value-type="float" office:value="1567028.25" calcext:value-type="float">
            <text:p><text:s/>1,567,028 <text:s/></text:p>
          </table:table-cell>
          <table:table-cell table:style-name="ce34" office:value-type="float" office:value="1702355.32" calcext:value-type="float">
            <text:p><text:s/>1,702,355 <text:s/></text:p>
          </table:table-cell>
          <table:table-cell table:style-name="ce34" office:value-type="float" office:value="2164.97710673" calcext:value-type="float">
            <text:p><text:s/>2,165 <text:s/></text:p>
          </table:table-cell>
          <table:table-cell table:style-name="ce34" office:value-type="float" office:value="1700190.34289327" calcext:value-type="float">
            <text:p><text:s/>1,700,190 <text:s/></text:p>
          </table:table-cell>
          <table:table-cell table:style-name="ce34" office:value-type="float" office:value="1276.49" calcext:value-type="float">
            <text:p><text:s/>1,276 <text:s/></text:p>
          </table:table-cell>
          <table:table-cell table:style-name="ce34" office:value-type="float" office:value="555591.47089327" calcext:value-type="float">
            <text:p><text:s/>555,59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95423.26" calcext:value-type="float">
            <text:p><text:s/>395,423 <text:s/></text:p>
          </table:table-cell>
          <table:table-cell table:style-name="ce34" office:value-type="float" office:value="747899.122" calcext:value-type="float">
            <text:p><text:s/>747,89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5"/>
          <table:table-cell table:style-name="ce22"/>
          <table:table-cell table:style-name="ce28" office:value-type="float" office:value="1949826.045125" calcext:value-type="float">
            <text:p><text:s/>1,949,826 <text:s/></text:p>
          </table:table-cell>
          <table:table-cell table:style-name="ce34" office:value-type="float" office:value="197586.821" calcext:value-type="float">
            <text:p><text:s/>197,587 <text:s/></text:p>
          </table:table-cell>
          <table:table-cell table:style-name="ce34" office:value-type="float" office:value="1752239.224125" calcext:value-type="float">
            <text:p><text:s/>1,752,239 <text:s/></text:p>
          </table:table-cell>
          <table:table-cell table:style-name="ce34" office:value-type="float" office:value="1798834.711" calcext:value-type="float">
            <text:p><text:s/>1,798,835 <text:s/></text:p>
          </table:table-cell>
          <table:table-cell table:style-name="ce34" office:value-type="float" office:value="700.80041434" calcext:value-type="float">
            <text:p><text:s/>701 <text:s/></text:p>
          </table:table-cell>
          <table:table-cell table:style-name="ce34" office:value-type="float" office:value="1798133.91058566" calcext:value-type="float">
            <text:p><text:s/>1,798,134 <text:s/></text:p>
          </table:table-cell>
          <table:table-cell table:style-name="ce34" office:value-type="float" office:value="1828.644" calcext:value-type="float">
            <text:p><text:s/>1,829 <text:s/></text:p>
          </table:table-cell>
          <table:table-cell table:style-name="ce34" office:value-type="float" office:value="606718.20858566" calcext:value-type="float">
            <text:p><text:s/>606,71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78927.925" calcext:value-type="float">
            <text:p><text:s/>378,928 <text:s/></text:p>
          </table:table-cell>
          <table:table-cell table:style-name="ce34" office:value-type="float" office:value="810659.133" calcext:value-type="float">
            <text:p><text:s/>810,65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5"/>
          <table:table-cell table:style-name="ce22"/>
          <table:table-cell table:style-name="ce28" office:value-type="float" office:value="2038307.81475" calcext:value-type="float">
            <text:p><text:s/>2,038,308 <text:s/></text:p>
          </table:table-cell>
          <table:table-cell table:style-name="ce34" office:value-type="float" office:value="167222.874" calcext:value-type="float">
            <text:p><text:s/>167,223 <text:s/></text:p>
          </table:table-cell>
          <table:table-cell table:style-name="ce34" office:value-type="float" office:value="1871084.94075" calcext:value-type="float">
            <text:p><text:s/>1,871,085 <text:s/></text:p>
          </table:table-cell>
          <table:table-cell table:style-name="ce34" office:value-type="float" office:value="1852928.51" calcext:value-type="float">
            <text:p><text:s/>1,852,929 <text:s/></text:p>
          </table:table-cell>
          <table:table-cell table:style-name="ce34" office:value-type="float" office:value="2747.10874018" calcext:value-type="float">
            <text:p><text:s/>2,747 <text:s/></text:p>
          </table:table-cell>
          <table:table-cell table:style-name="ce34" office:value-type="float" office:value="1850181.40125982" calcext:value-type="float">
            <text:p><text:s/>1,850,181 <text:s/></text:p>
          </table:table-cell>
          <table:table-cell table:style-name="ce34" office:value-type="float" office:value="21688.678" calcext:value-type="float">
            <text:p><text:s/>21,689 <text:s/></text:p>
          </table:table-cell>
          <table:table-cell table:style-name="ce34" office:value-type="float" office:value="642464.69825982" calcext:value-type="float">
            <text:p><text:s/>642,46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84609.071" calcext:value-type="float">
            <text:p><text:s/>384,609 <text:s/></text:p>
          </table:table-cell>
          <table:table-cell table:style-name="ce34" office:value-type="float" office:value="801418.954" calcext:value-type="float">
            <text:p><text:s/>801,41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/>
          <table:table-cell table:style-name="ce22"/>
          <table:table-cell table:style-name="ce28"/>
          <table:table-cell table:style-name="ce34" table:number-columns-repeated="10"/>
          <table:table-cell table:style-name="ce43"/>
          <table:table-cell table:number-columns-repeated="1009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5" office:value-type="string" calcext:value-type="string">
            <text:p><text:s/>1月</text:p>
          </table:table-cell>
          <table:table-cell table:style-name="ce22"/>
          <table:table-cell table:style-name="ce28" office:value-type="float" office:value="192488.93925" calcext:value-type="float">
            <text:p><text:s/>192,489 <text:s/></text:p>
          </table:table-cell>
          <table:table-cell table:style-name="ce34" office:value-type="float" office:value="9666.132" calcext:value-type="float">
            <text:p><text:s/>9,666 <text:s/></text:p>
          </table:table-cell>
          <table:table-cell table:style-name="ce34" office:value-type="float" office:value="182822.80725" calcext:value-type="float">
            <text:p><text:s/>182,823 <text:s/></text:p>
          </table:table-cell>
          <table:table-cell table:style-name="ce34" office:value-type="float" office:value="169815.292" calcext:value-type="float">
            <text:p><text:s/>169,815 <text:s/></text:p>
          </table:table-cell>
          <table:table-cell table:style-name="ce34" office:value-type="float" office:value="120.06666854" calcext:value-type="float">
            <text:p><text:s/>120 <text:s/></text:p>
          </table:table-cell>
          <table:table-cell table:style-name="ce34" office:value-type="float" office:value="169695.22533146" calcext:value-type="float">
            <text:p><text:s/>169,695 <text:s/></text:p>
          </table:table-cell>
          <table:table-cell table:style-name="ce34" office:value-type="float" office:value="1779.312" calcext:value-type="float">
            <text:p><text:s/>1,779 <text:s/></text:p>
          </table:table-cell>
          <table:table-cell table:style-name="ce34" office:value-type="float" office:value="53353.06633146" calcext:value-type="float">
            <text:p><text:s/>53,3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4754.179" calcext:value-type="float">
            <text:p><text:s/>34,754 <text:s/></text:p>
          </table:table-cell>
          <table:table-cell table:style-name="ce34" office:value-type="float" office:value="79808.668" calcext:value-type="float">
            <text:p><text:s/>79,80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2月</text:p>
          </table:table-cell>
          <table:table-cell table:style-name="ce22"/>
          <table:table-cell table:style-name="ce28" office:value-type="float" office:value="200074.14125" calcext:value-type="float">
            <text:p><text:s/>200,074 <text:s/></text:p>
          </table:table-cell>
          <table:table-cell table:style-name="ce34" office:value-type="float" office:value="8964.557" calcext:value-type="float">
            <text:p><text:s/>8,965 <text:s/></text:p>
          </table:table-cell>
          <table:table-cell table:style-name="ce34" office:value-type="float" office:value="191109.58425" calcext:value-type="float">
            <text:p><text:s/>191,110 <text:s/></text:p>
          </table:table-cell>
          <table:table-cell table:style-name="ce34" office:value-type="float" office:value="177045.36" calcext:value-type="float">
            <text:p><text:s/>177,045 <text:s/></text:p>
          </table:table-cell>
          <table:table-cell table:style-name="ce34" office:value-type="float" office:value="190.16663202" calcext:value-type="float">
            <text:p><text:s/>190 <text:s/></text:p>
          </table:table-cell>
          <table:table-cell table:style-name="ce34" office:value-type="float" office:value="176855.19336798" calcext:value-type="float">
            <text:p><text:s/>176,855 <text:s/></text:p>
          </table:table-cell>
          <table:table-cell table:style-name="ce34" office:value-type="float" office:value="1186.012" calcext:value-type="float">
            <text:p><text:s/>1,186 <text:s/></text:p>
          </table:table-cell>
          <table:table-cell table:style-name="ce34" office:value-type="float" office:value="53265.21236798" calcext:value-type="float">
            <text:p><text:s/>53,26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5641.537" calcext:value-type="float">
            <text:p><text:s/>35,642 <text:s/></text:p>
          </table:table-cell>
          <table:table-cell table:style-name="ce34" office:value-type="float" office:value="86762.432" calcext:value-type="float">
            <text:p><text:s/>86,762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3月</text:p>
          </table:table-cell>
          <table:table-cell table:style-name="ce22"/>
          <table:table-cell table:style-name="ce28" office:value-type="float" office:value="202485.028375" calcext:value-type="float">
            <text:p><text:s/>202,485 <text:s/></text:p>
          </table:table-cell>
          <table:table-cell table:style-name="ce34" office:value-type="float" office:value="8147.917" calcext:value-type="float">
            <text:p><text:s/>8,148 <text:s/></text:p>
          </table:table-cell>
          <table:table-cell table:style-name="ce34" office:value-type="float" office:value="194337.111375" calcext:value-type="float">
            <text:p><text:s/>194,337 <text:s/></text:p>
          </table:table-cell>
          <table:table-cell table:style-name="ce34" office:value-type="float" office:value="191811.491" calcext:value-type="float">
            <text:p><text:s/>191,811 <text:s/></text:p>
          </table:table-cell>
          <table:table-cell table:style-name="ce34" office:value-type="float" office:value="165.19904214" calcext:value-type="float">
            <text:p><text:s/>165 <text:s/></text:p>
          </table:table-cell>
          <table:table-cell table:style-name="ce34" office:value-type="float" office:value="191646.29195786" calcext:value-type="float">
            <text:p><text:s/>191,646 <text:s/></text:p>
          </table:table-cell>
          <table:table-cell table:style-name="ce34" office:value-type="float" office:value="1399.819" calcext:value-type="float">
            <text:p><text:s/>1,400 <text:s/></text:p>
          </table:table-cell>
          <table:table-cell table:style-name="ce34" office:value-type="float" office:value="61432.31495786" calcext:value-type="float">
            <text:p><text:s/>61,43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670.739" calcext:value-type="float">
            <text:p><text:s/>33,671 <text:s/></text:p>
          </table:table-cell>
          <table:table-cell table:style-name="ce34" office:value-type="float" office:value="95143.419" calcext:value-type="float">
            <text:p><text:s/>95,143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4月</text:p>
          </table:table-cell>
          <table:table-cell table:style-name="ce22"/>
          <table:table-cell table:style-name="ce28" office:value-type="float" office:value="188939.82225" calcext:value-type="float">
            <text:p><text:s/>188,940 <text:s/></text:p>
          </table:table-cell>
          <table:table-cell table:style-name="ce34" office:value-type="float" office:value="8700.285" calcext:value-type="float">
            <text:p><text:s/>8,700 <text:s/></text:p>
          </table:table-cell>
          <table:table-cell table:style-name="ce34" office:value-type="float" office:value="180239.53725" calcext:value-type="float">
            <text:p><text:s/>180,240 <text:s/></text:p>
          </table:table-cell>
          <table:table-cell table:style-name="ce34" office:value-type="float" office:value="182319.394" calcext:value-type="float">
            <text:p><text:s/>182,319 <text:s/></text:p>
          </table:table-cell>
          <table:table-cell table:style-name="ce34" office:value-type="float" office:value="150.60357444" calcext:value-type="float">
            <text:p><text:s/>151 <text:s/></text:p>
          </table:table-cell>
          <table:table-cell table:style-name="ce34" office:value-type="float" office:value="182168.79042556" calcext:value-type="float">
            <text:p><text:s/>182,169 <text:s/></text:p>
          </table:table-cell>
          <table:table-cell table:style-name="ce34" office:value-type="float" office:value="1986.565" calcext:value-type="float">
            <text:p><text:s/>1,987 <text:s/></text:p>
          </table:table-cell>
          <table:table-cell table:style-name="ce34" office:value-type="float" office:value="59580.14642556" calcext:value-type="float">
            <text:p><text:s/>59,58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0494.416" calcext:value-type="float">
            <text:p><text:s/>30,494 <text:s/></text:p>
          </table:table-cell>
          <table:table-cell table:style-name="ce34" office:value-type="float" office:value="90107.663" calcext:value-type="float">
            <text:p><text:s/>90,108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5月</text:p>
          </table:table-cell>
          <table:table-cell table:style-name="ce22"/>
          <table:table-cell table:style-name="ce28" office:value-type="float" office:value="163494.73875" calcext:value-type="float">
            <text:p><text:s/>163,495 <text:s/></text:p>
          </table:table-cell>
          <table:table-cell table:style-name="ce34" office:value-type="float" office:value="9084.621" calcext:value-type="float">
            <text:p><text:s/>9,085 <text:s/></text:p>
          </table:table-cell>
          <table:table-cell table:style-name="ce34" office:value-type="float" office:value="154410.11775" calcext:value-type="float">
            <text:p><text:s/>154,410 <text:s/></text:p>
          </table:table-cell>
          <table:table-cell table:style-name="ce34" office:value-type="float" office:value="171906.25" calcext:value-type="float">
            <text:p><text:s/>171,906 <text:s/></text:p>
          </table:table-cell>
          <table:table-cell table:style-name="ce34" office:value-type="float" office:value="131.0490927" calcext:value-type="float">
            <text:p><text:s/>131 <text:s/></text:p>
          </table:table-cell>
          <table:table-cell table:style-name="ce34" office:value-type="float" office:value="171775.2009073" calcext:value-type="float">
            <text:p><text:s/>171,775 <text:s/></text:p>
          </table:table-cell>
          <table:table-cell table:style-name="ce34" office:value-type="float" office:value="1927.885" calcext:value-type="float">
            <text:p><text:s/>1,928 <text:s/></text:p>
          </table:table-cell>
          <table:table-cell table:style-name="ce34" office:value-type="float" office:value="56537.3499073" calcext:value-type="float">
            <text:p><text:s/>56,53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052.747" calcext:value-type="float">
            <text:p><text:s/>28,053 <text:s/></text:p>
          </table:table-cell>
          <table:table-cell table:style-name="ce34" office:value-type="float" office:value="85257.219" calcext:value-type="float">
            <text:p><text:s/>85,257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6月</text:p>
          </table:table-cell>
          <table:table-cell table:style-name="ce22"/>
          <table:table-cell table:style-name="ce28" office:value-type="float" office:value="145503.463" calcext:value-type="float">
            <text:p><text:s/>145,503 <text:s/></text:p>
          </table:table-cell>
          <table:table-cell table:style-name="ce34" office:value-type="float" office:value="9086.233" calcext:value-type="float">
            <text:p><text:s/>9,086 <text:s/></text:p>
          </table:table-cell>
          <table:table-cell table:style-name="ce34" office:value-type="float" office:value="136417.23" calcext:value-type="float">
            <text:p><text:s/>136,417 <text:s/></text:p>
          </table:table-cell>
          <table:table-cell table:style-name="ce34" office:value-type="float" office:value="154830.987" calcext:value-type="float">
            <text:p><text:s/>154,831 <text:s/></text:p>
          </table:table-cell>
          <table:table-cell table:style-name="ce34" office:value-type="float" office:value="184.92126405" calcext:value-type="float">
            <text:p><text:s/>185 <text:s/></text:p>
          </table:table-cell>
          <table:table-cell table:style-name="ce34" office:value-type="float" office:value="154646.06573595" calcext:value-type="float">
            <text:p><text:s/>154,646 <text:s/></text:p>
          </table:table-cell>
          <table:table-cell table:style-name="ce34" office:value-type="float" office:value="2167.612" calcext:value-type="float">
            <text:p><text:s/>2,168 <text:s/></text:p>
          </table:table-cell>
          <table:table-cell table:style-name="ce34" office:value-type="float" office:value="54934.33773595" calcext:value-type="float">
            <text:p><text:s/>54,93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269.721" calcext:value-type="float">
            <text:p><text:s/>28,270 <text:s/></text:p>
          </table:table-cell>
          <table:table-cell table:style-name="ce34" office:value-type="float" office:value="69274.395" calcext:value-type="float">
            <text:p><text:s/>69,274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7月</text:p>
          </table:table-cell>
          <table:table-cell table:style-name="ce22"/>
          <table:table-cell table:style-name="ce28" office:value-type="float" office:value="147913.850625" calcext:value-type="float">
            <text:p><text:s/>147,914 <text:s/></text:p>
          </table:table-cell>
          <table:table-cell table:style-name="ce34" office:value-type="float" office:value="9024.018" calcext:value-type="float">
            <text:p><text:s/>9,024 <text:s/></text:p>
          </table:table-cell>
          <table:table-cell table:style-name="ce34" office:value-type="float" office:value="138889.832625" calcext:value-type="float">
            <text:p><text:s/>138,890 <text:s/></text:p>
          </table:table-cell>
          <table:table-cell table:style-name="ce34" office:value-type="float" office:value="147626.19" calcext:value-type="float">
            <text:p><text:s/>147,626 <text:s/></text:p>
          </table:table-cell>
          <table:table-cell table:style-name="ce34" office:value-type="float" office:value="200.44909691" calcext:value-type="float">
            <text:p><text:s/>200 <text:s/></text:p>
          </table:table-cell>
          <table:table-cell table:style-name="ce34" office:value-type="float" office:value="147425.74090309" calcext:value-type="float">
            <text:p><text:s/>147,426 <text:s/></text:p>
          </table:table-cell>
          <table:table-cell table:style-name="ce34" office:value-type="float" office:value="2443.192" calcext:value-type="float">
            <text:p><text:s/>2,443 <text:s/></text:p>
          </table:table-cell>
          <table:table-cell table:style-name="ce34" office:value-type="float" office:value="58136.17290309" calcext:value-type="float">
            <text:p><text:s/>58,13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480.22" calcext:value-type="float">
            <text:p><text:s/>28,480 <text:s/></text:p>
          </table:table-cell>
          <table:table-cell table:style-name="ce34" office:value-type="float" office:value="58366.156" calcext:value-type="float">
            <text:p><text:s/>58,366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8月</text:p>
          </table:table-cell>
          <table:table-cell table:style-name="ce22"/>
          <table:table-cell table:style-name="ce28" office:value-type="float" office:value="148424.701625" calcext:value-type="float">
            <text:p><text:s/>148,425 <text:s/></text:p>
          </table:table-cell>
          <table:table-cell table:style-name="ce34" office:value-type="float" office:value="8979.074" calcext:value-type="float">
            <text:p><text:s/>8,979 <text:s/></text:p>
          </table:table-cell>
          <table:table-cell table:style-name="ce34" office:value-type="float" office:value="139445.627625" calcext:value-type="float">
            <text:p><text:s/>139,446 <text:s/></text:p>
          </table:table-cell>
          <table:table-cell table:style-name="ce34" office:value-type="float" office:value="140266.601" calcext:value-type="float">
            <text:p><text:s/>140,267 <text:s/></text:p>
          </table:table-cell>
          <table:table-cell table:style-name="ce34" office:value-type="float" office:value="218.20954494" calcext:value-type="float">
            <text:p><text:s/>218 <text:s/></text:p>
          </table:table-cell>
          <table:table-cell table:style-name="ce34" office:value-type="float" office:value="140048.39145506" calcext:value-type="float">
            <text:p><text:s/>140,048 <text:s/></text:p>
          </table:table-cell>
          <table:table-cell table:style-name="ce34" office:value-type="float" office:value="2076.946" calcext:value-type="float">
            <text:p><text:s/>2,077 <text:s/></text:p>
          </table:table-cell>
          <table:table-cell table:style-name="ce34" office:value-type="float" office:value="59154.95145506" calcext:value-type="float">
            <text:p><text:s/>59,15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9033.939" calcext:value-type="float">
            <text:p><text:s/>29,034 <text:s/></text:p>
          </table:table-cell>
          <table:table-cell table:style-name="ce34" office:value-type="float" office:value="49782.555" calcext:value-type="float">
            <text:p><text:s/>49,783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9月</text:p>
          </table:table-cell>
          <table:table-cell table:style-name="ce22"/>
          <table:table-cell table:style-name="ce28" office:value-type="float" office:value="153544.864875" calcext:value-type="float">
            <text:p><text:s/>153,545 <text:s/></text:p>
          </table:table-cell>
          <table:table-cell table:style-name="ce34" office:value-type="float" office:value="9000.645" calcext:value-type="float">
            <text:p><text:s/>9,001 <text:s/></text:p>
          </table:table-cell>
          <table:table-cell table:style-name="ce34" office:value-type="float" office:value="144544.219875" calcext:value-type="float">
            <text:p><text:s/>144,544 <text:s/></text:p>
          </table:table-cell>
          <table:table-cell table:style-name="ce34" office:value-type="float" office:value="138465.137" calcext:value-type="float">
            <text:p><text:s/>138,465 <text:s/></text:p>
          </table:table-cell>
          <table:table-cell table:style-name="ce34" office:value-type="float" office:value="167.47381461" calcext:value-type="float">
            <text:p><text:s/>167 <text:s/></text:p>
          </table:table-cell>
          <table:table-cell table:style-name="ce34" office:value-type="float" office:value="138297.66318539" calcext:value-type="float">
            <text:p><text:s/>138,298 <text:s/></text:p>
          </table:table-cell>
          <table:table-cell table:style-name="ce34" office:value-type="float" office:value="1975.643" calcext:value-type="float">
            <text:p><text:s/>1,976 <text:s/></text:p>
          </table:table-cell>
          <table:table-cell table:style-name="ce34" office:value-type="float" office:value="58132.02918539" calcext:value-type="float">
            <text:p><text:s/>58,13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928.799" calcext:value-type="float">
            <text:p><text:s/>28,929 <text:s/></text:p>
          </table:table-cell>
          <table:table-cell table:style-name="ce34" office:value-type="float" office:value="49261.192" calcext:value-type="float">
            <text:p><text:s/>49,26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0月</text:p>
          </table:table-cell>
          <table:table-cell table:style-name="ce22"/>
          <table:table-cell table:style-name="ce28" office:value-type="float" office:value="171940.907375" calcext:value-type="float">
            <text:p><text:s/>171,941 <text:s/></text:p>
          </table:table-cell>
          <table:table-cell table:style-name="ce34" office:value-type="float" office:value="8622.755" calcext:value-type="float">
            <text:p><text:s/>8,623 <text:s/></text:p>
          </table:table-cell>
          <table:table-cell table:style-name="ce34" office:value-type="float" office:value="163318.152375" calcext:value-type="float">
            <text:p><text:s/>163,318 <text:s/></text:p>
          </table:table-cell>
          <table:table-cell table:style-name="ce34" office:value-type="float" office:value="143235.282" calcext:value-type="float">
            <text:p><text:s/>143,235 <text:s/></text:p>
          </table:table-cell>
          <table:table-cell table:style-name="ce34" office:value-type="float" office:value="97.24714045" calcext:value-type="float">
            <text:p><text:s/>97 <text:s/></text:p>
          </table:table-cell>
          <table:table-cell table:style-name="ce34" office:value-type="float" office:value="143138.03485955" calcext:value-type="float">
            <text:p><text:s/>143,138 <text:s/></text:p>
          </table:table-cell>
          <table:table-cell table:style-name="ce34" office:value-type="float" office:value="1793.632" calcext:value-type="float">
            <text:p><text:s/>1,794 <text:s/></text:p>
          </table:table-cell>
          <table:table-cell table:style-name="ce34" office:value-type="float" office:value="58467.85885955" calcext:value-type="float">
            <text:p><text:s/>58,46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0969.401" calcext:value-type="float">
            <text:p><text:s/>30,969 <text:s/></text:p>
          </table:table-cell>
          <table:table-cell table:style-name="ce34" office:value-type="float" office:value="51907.143" calcext:value-type="float">
            <text:p><text:s/>51,907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1月</text:p>
          </table:table-cell>
          <table:table-cell table:style-name="ce22"/>
          <table:table-cell table:style-name="ce28" office:value-type="float" office:value="178168.524625" calcext:value-type="float">
            <text:p><text:s/>178,169 <text:s/></text:p>
          </table:table-cell>
          <table:table-cell table:style-name="ce34" office:value-type="float" office:value="7684.345" calcext:value-type="float">
            <text:p><text:s/>7,684 <text:s/></text:p>
          </table:table-cell>
          <table:table-cell table:style-name="ce34" office:value-type="float" office:value="170484.179625" calcext:value-type="float">
            <text:p><text:s/>170,484 <text:s/></text:p>
          </table:table-cell>
          <table:table-cell table:style-name="ce34" office:value-type="float" office:value="154089.05" calcext:value-type="float">
            <text:p><text:s/>154,089 <text:s/></text:p>
          </table:table-cell>
          <table:table-cell table:style-name="ce34" office:value-type="float" office:value="28.99464045" calcext:value-type="float">
            <text:p><text:s/>29 <text:s/></text:p>
          </table:table-cell>
          <table:table-cell table:style-name="ce34" office:value-type="float" office:value="154060.05535955" calcext:value-type="float">
            <text:p><text:s/>154,060 <text:s/></text:p>
          </table:table-cell>
          <table:table-cell table:style-name="ce34" office:value-type="float" office:value="1819.661" calcext:value-type="float">
            <text:p><text:s/>1,820 <text:s/></text:p>
          </table:table-cell>
          <table:table-cell table:style-name="ce34" office:value-type="float" office:value="59928.40835955" calcext:value-type="float">
            <text:p><text:s/>59,92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2018.739" calcext:value-type="float">
            <text:p><text:s/>32,019 <text:s/></text:p>
          </table:table-cell>
          <table:table-cell table:style-name="ce34" office:value-type="float" office:value="60293.247" calcext:value-type="float">
            <text:p><text:s/>60,293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 - 11月</text:p>
          </table:table-cell>
          <table:table-cell table:style-name="ce22"/>
          <table:table-cell table:style-name="ce28" office:value-type="float" office:value="1892978.982" calcext:value-type="float">
            <text:p><text:s/>1,892,979 <text:s/></text:p>
          </table:table-cell>
          <table:table-cell table:style-name="ce34" office:value-type="float" office:value="96960.582" calcext:value-type="float">
            <text:p><text:s/>96,961 <text:s/></text:p>
          </table:table-cell>
          <table:table-cell table:style-name="ce34" office:value-type="float" office:value="1796018.4" calcext:value-type="float">
            <text:p><text:s/>1,796,018 <text:s/></text:p>
          </table:table-cell>
          <table:table-cell table:style-name="ce34" office:value-type="float" office:value="1771411.034" calcext:value-type="float">
            <text:p><text:s/>1,771,411 <text:s/></text:p>
          </table:table-cell>
          <table:table-cell table:style-name="ce34" office:value-type="float" office:value="1654.38051125" calcext:value-type="float">
            <text:p><text:s/>1,654 <text:s/></text:p>
          </table:table-cell>
          <table:table-cell table:style-name="ce34" office:value-type="float" office:value="1769756.65348875" calcext:value-type="float">
            <text:p><text:s/>1,769,757 <text:s/></text:p>
          </table:table-cell>
          <table:table-cell table:style-name="ce34" office:value-type="float" office:value="20556.279" calcext:value-type="float">
            <text:p><text:s/>20,556 <text:s/></text:p>
          </table:table-cell>
          <table:table-cell table:style-name="ce34" office:value-type="float" office:value="632921.84848875" calcext:value-type="float">
            <text:p><text:s/>632,9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40314.437" calcext:value-type="float">
            <text:p><text:s/>340,314 <text:s/></text:p>
          </table:table-cell>
          <table:table-cell table:style-name="ce34" office:value-type="float" office:value="775964.089" calcext:value-type="float">
            <text:p><text:s/>775,964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2月</text:p>
          </table:table-cell>
          <table:table-cell table:style-name="ce22"/>
          <table:table-cell table:style-name="ce28" office:value-type="float" office:value="219929.093375" calcext:value-type="float">
            <text:p><text:s/>219,929 <text:s/></text:p>
          </table:table-cell>
          <table:table-cell table:style-name="ce34" office:value-type="float" office:value="8379.419" calcext:value-type="float">
            <text:p><text:s/>8,379 <text:s/></text:p>
          </table:table-cell>
          <table:table-cell table:style-name="ce34" office:value-type="float" office:value="211549.674375" calcext:value-type="float">
            <text:p><text:s/>211,550 <text:s/></text:p>
          </table:table-cell>
          <table:table-cell table:style-name="ce34" office:value-type="float" office:value="170346.177" calcext:value-type="float">
            <text:p><text:s/>170,346 <text:s/></text:p>
          </table:table-cell>
          <table:table-cell table:style-name="ce34" office:value-type="float" office:value="88.8932191" calcext:value-type="float">
            <text:p><text:s/>89 <text:s/></text:p>
          </table:table-cell>
          <table:table-cell table:style-name="ce34" office:value-type="float" office:value="170257.2837809" calcext:value-type="float">
            <text:p><text:s/>170,257 <text:s/></text:p>
          </table:table-cell>
          <table:table-cell table:style-name="ce34" office:value-type="float" office:value="1858.599" calcext:value-type="float">
            <text:p><text:s/>1,859 <text:s/></text:p>
          </table:table-cell>
          <table:table-cell table:style-name="ce34" office:value-type="float" office:value="64713.8507809" calcext:value-type="float">
            <text:p><text:s/>64,71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374.098" calcext:value-type="float">
            <text:p><text:s/>33,374 <text:s/></text:p>
          </table:table-cell>
          <table:table-cell table:style-name="ce34" office:value-type="float" office:value="70310.736" calcext:value-type="float">
            <text:p><text:s/>70,31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 - 12月</text:p>
          </table:table-cell>
          <table:table-cell table:style-name="ce22"/>
          <table:table-cell table:style-name="ce28" office:value-type="float" office:value="2112908.075375" calcext:value-type="float">
            <text:p><text:s/>2,112,908 <text:s/></text:p>
          </table:table-cell>
          <table:table-cell table:style-name="ce34" office:value-type="float" office:value="105340.001" calcext:value-type="float">
            <text:p><text:s/>105,340 <text:s/></text:p>
          </table:table-cell>
          <table:table-cell table:style-name="ce34" office:value-type="float" office:value="2007568.074375" calcext:value-type="float">
            <text:p><text:s/>2,007,568 <text:s/></text:p>
          </table:table-cell>
          <table:table-cell table:style-name="ce34" office:value-type="float" office:value="1941757.211" calcext:value-type="float">
            <text:p><text:s/>1,941,757 <text:s/></text:p>
          </table:table-cell>
          <table:table-cell table:style-name="ce34" office:value-type="float" office:value="1743.27373035" calcext:value-type="float">
            <text:p><text:s/>1,743 <text:s/></text:p>
          </table:table-cell>
          <table:table-cell table:style-name="ce34" office:value-type="float" office:value="1940013.93726965" calcext:value-type="float">
            <text:p><text:s/>1,940,014 <text:s/></text:p>
          </table:table-cell>
          <table:table-cell table:style-name="ce34" office:value-type="float" office:value="22414.878" calcext:value-type="float">
            <text:p><text:s/>22,415 <text:s/></text:p>
          </table:table-cell>
          <table:table-cell table:style-name="ce34" office:value-type="float" office:value="697635.69926965" calcext:value-type="float">
            <text:p><text:s/>697,63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73688.535" calcext:value-type="float">
            <text:p><text:s/>373,689 <text:s/></text:p>
          </table:table-cell>
          <table:table-cell table:style-name="ce34" office:value-type="float" office:value="846274.825" calcext:value-type="float">
            <text:p><text:s/>846,275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/>
          <table:table-cell table:style-name="ce22"/>
          <table:table-cell table:style-name="ce28"/>
          <table:table-cell table:style-name="ce34" table:number-columns-repeated="10"/>
          <table:table-cell table:style-name="ce43"/>
          <table:table-cell table:number-columns-repeated="1009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5" office:value-type="string" calcext:value-type="string">
            <text:p><text:s/>1月</text:p>
          </table:table-cell>
          <table:table-cell table:style-name="ce22"/>
          <table:table-cell table:style-name="ce28" office:value-type="float" office:value="231754.961875" calcext:value-type="float">
            <text:p><text:s/>231,755 <text:s/></text:p>
          </table:table-cell>
          <table:table-cell table:style-name="ce34" office:value-type="float" office:value="8885.146" calcext:value-type="float">
            <text:p><text:s/>8,885 <text:s/></text:p>
          </table:table-cell>
          <table:table-cell table:style-name="ce34" office:value-type="float" office:value="222869.815875" calcext:value-type="float">
            <text:p><text:s/>222,870 <text:s/></text:p>
          </table:table-cell>
          <table:table-cell table:style-name="ce34" office:value-type="float" office:value="193272.598" calcext:value-type="float">
            <text:p><text:s/>193,273 <text:s/></text:p>
          </table:table-cell>
          <table:table-cell table:style-name="ce34" office:value-type="float" office:value="105.78417275" calcext:value-type="float">
            <text:p><text:s/>106 <text:s/></text:p>
          </table:table-cell>
          <table:table-cell table:style-name="ce34" office:value-type="float" office:value="193166.81382725" calcext:value-type="float">
            <text:p><text:s/>193,167 <text:s/></text:p>
          </table:table-cell>
          <table:table-cell table:style-name="ce34" office:value-type="float" office:value="1522.677" calcext:value-type="float">
            <text:p><text:s/>1,523 <text:s/></text:p>
          </table:table-cell>
          <table:table-cell table:style-name="ce34" office:value-type="float" office:value="70668.06082725" calcext:value-type="float">
            <text:p><text:s/>70,66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6404.982" calcext:value-type="float">
            <text:p><text:s/>36,405 <text:s/></text:p>
          </table:table-cell>
          <table:table-cell table:style-name="ce34" office:value-type="float" office:value="84571.094" calcext:value-type="float">
            <text:p><text:s/>84,57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2月</text:p>
          </table:table-cell>
          <table:table-cell table:style-name="ce22"/>
          <table:table-cell table:style-name="ce28" office:value-type="float" office:value="179544.185" calcext:value-type="float">
            <text:p><text:s/>179,544 <text:s/></text:p>
          </table:table-cell>
          <table:table-cell table:style-name="ce34" office:value-type="float" office:value="8605.682" calcext:value-type="float">
            <text:p><text:s/>8,606 <text:s/></text:p>
          </table:table-cell>
          <table:table-cell table:style-name="ce34" office:value-type="float" office:value="170938.503" calcext:value-type="float">
            <text:p><text:s/>170,939 <text:s/></text:p>
          </table:table-cell>
          <table:table-cell table:style-name="ce34" office:value-type="float" office:value="176929.536" calcext:value-type="float">
            <text:p><text:s/>176,930 <text:s/></text:p>
          </table:table-cell>
          <table:table-cell table:style-name="ce34" office:value-type="float" office:value="54.91970084" calcext:value-type="float">
            <text:p><text:s/>55 <text:s/></text:p>
          </table:table-cell>
          <table:table-cell table:style-name="ce34" office:value-type="float" office:value="176874.61629916" calcext:value-type="float">
            <text:p><text:s/>176,875 <text:s/></text:p>
          </table:table-cell>
          <table:table-cell table:style-name="ce34" office:value-type="float" office:value="1358.733" calcext:value-type="float">
            <text:p><text:s/>1,359 <text:s/></text:p>
          </table:table-cell>
          <table:table-cell table:style-name="ce34" office:value-type="float" office:value="51525.61729916" calcext:value-type="float">
            <text:p><text:s/>51,52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340.989" calcext:value-type="float">
            <text:p><text:s/>33,341 <text:s/></text:p>
          </table:table-cell>
          <table:table-cell table:style-name="ce34" office:value-type="float" office:value="90649.277" calcext:value-type="float">
            <text:p><text:s/>90,649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3月</text:p>
          </table:table-cell>
          <table:table-cell table:style-name="ce22"/>
          <table:table-cell table:style-name="ce28" office:value-type="float" office:value="209893.210875" calcext:value-type="float">
            <text:p><text:s/>209,893 <text:s/></text:p>
          </table:table-cell>
          <table:table-cell table:style-name="ce34" office:value-type="float" office:value="9084.753" calcext:value-type="float">
            <text:p><text:s/>9,085 <text:s/></text:p>
          </table:table-cell>
          <table:table-cell table:style-name="ce34" office:value-type="float" office:value="200808.457875" calcext:value-type="float">
            <text:p><text:s/>200,808 <text:s/></text:p>
          </table:table-cell>
          <table:table-cell table:style-name="ce34" office:value-type="float" office:value="193796.783" calcext:value-type="float">
            <text:p><text:s/>193,797 <text:s/></text:p>
          </table:table-cell>
          <table:table-cell table:style-name="ce34" office:value-type="float" office:value="124.96223174" calcext:value-type="float">
            <text:p><text:s/>125 <text:s/></text:p>
          </table:table-cell>
          <table:table-cell table:style-name="ce34" office:value-type="float" office:value="193671.82076826" calcext:value-type="float">
            <text:p><text:s/>193,672 <text:s/></text:p>
          </table:table-cell>
          <table:table-cell table:style-name="ce34" office:value-type="float" office:value="1264.565" calcext:value-type="float">
            <text:p><text:s/>1,265 <text:s/></text:p>
          </table:table-cell>
          <table:table-cell table:style-name="ce34" office:value-type="float" office:value="64505.71076826" calcext:value-type="float">
            <text:p><text:s/>64,50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809.59" calcext:value-type="float">
            <text:p><text:s/>33,810 <text:s/></text:p>
          </table:table-cell>
          <table:table-cell table:style-name="ce34" office:value-type="float" office:value="94091.955" calcext:value-type="float">
            <text:p><text:s/>94,092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4月</text:p>
          </table:table-cell>
          <table:table-cell table:style-name="ce22"/>
          <table:table-cell table:style-name="ce28" office:value-type="float" office:value="185822.568125" calcext:value-type="float">
            <text:p><text:s/>185,823 <text:s/></text:p>
          </table:table-cell>
          <table:table-cell table:style-name="ce34" office:value-type="float" office:value="9351.098" calcext:value-type="float">
            <text:p><text:s/>9,351 <text:s/></text:p>
          </table:table-cell>
          <table:table-cell table:style-name="ce34" office:value-type="float" office:value="176471.470125" calcext:value-type="float">
            <text:p><text:s/>176,471 <text:s/></text:p>
          </table:table-cell>
          <table:table-cell table:style-name="ce34" office:value-type="float" office:value="188519.056" calcext:value-type="float">
            <text:p><text:s/>188,519 <text:s/></text:p>
          </table:table-cell>
          <table:table-cell table:style-name="ce34" office:value-type="float" office:value="31.79251405" calcext:value-type="float">
            <text:p><text:s/>32 <text:s/></text:p>
          </table:table-cell>
          <table:table-cell table:style-name="ce34" office:value-type="float" office:value="188487.26348595" calcext:value-type="float">
            <text:p><text:s/>188,487 <text:s/></text:p>
          </table:table-cell>
          <table:table-cell table:style-name="ce34" office:value-type="float" office:value="1807.45" calcext:value-type="float">
            <text:p><text:s/>1,807 <text:s/></text:p>
          </table:table-cell>
          <table:table-cell table:style-name="ce34" office:value-type="float" office:value="65652.62348595" calcext:value-type="float">
            <text:p><text:s/>65,6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3566.422" calcext:value-type="float">
            <text:p><text:s/>33,566 <text:s/></text:p>
          </table:table-cell>
          <table:table-cell table:style-name="ce34" office:value-type="float" office:value="87460.768" calcext:value-type="float">
            <text:p><text:s/>87,46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5月</text:p>
          </table:table-cell>
          <table:table-cell table:style-name="ce22"/>
          <table:table-cell table:style-name="ce28" office:value-type="float" office:value="163430.1475" calcext:value-type="float">
            <text:p><text:s/>163,430 <text:s/></text:p>
          </table:table-cell>
          <table:table-cell table:style-name="ce34" office:value-type="float" office:value="9741.463" calcext:value-type="float">
            <text:p><text:s/>9,741 <text:s/></text:p>
          </table:table-cell>
          <table:table-cell table:style-name="ce34" office:value-type="float" office:value="153688.6845" calcext:value-type="float">
            <text:p><text:s/>153,689 <text:s/></text:p>
          </table:table-cell>
          <table:table-cell table:style-name="ce34" office:value-type="float" office:value="176354.223" calcext:value-type="float">
            <text:p><text:s/>176,35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76354.223" calcext:value-type="float">
            <text:p><text:s/>176,354 <text:s/></text:p>
          </table:table-cell>
          <table:table-cell table:style-name="ce34" office:value-type="float" office:value="1951.987" calcext:value-type="float">
            <text:p><text:s/>1,952 <text:s/></text:p>
          </table:table-cell>
          <table:table-cell table:style-name="ce34" office:value-type="float" office:value="65527.109" calcext:value-type="float">
            <text:p><text:s/>65,52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1141.208" calcext:value-type="float">
            <text:p><text:s/>31,141 <text:s/></text:p>
          </table:table-cell>
          <table:table-cell table:style-name="ce34" office:value-type="float" office:value="77733.919" calcext:value-type="float">
            <text:p><text:s/>77,734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6月</text:p>
          </table:table-cell>
          <table:table-cell table:style-name="ce22"/>
          <table:table-cell table:style-name="ce28" office:value-type="float" office:value="151640.565375" calcext:value-type="float">
            <text:p><text:s/>151,641 <text:s/></text:p>
          </table:table-cell>
          <table:table-cell table:style-name="ce34" office:value-type="float" office:value="9457.932" calcext:value-type="float">
            <text:p><text:s/>9,458 <text:s/></text:p>
          </table:table-cell>
          <table:table-cell table:style-name="ce34" office:value-type="float" office:value="142182.633375" calcext:value-type="float">
            <text:p><text:s/>142,183 <text:s/></text:p>
          </table:table-cell>
          <table:table-cell table:style-name="ce34" office:value-type="float" office:value="153244.037" calcext:value-type="float">
            <text:p><text:s/>153,244 <text:s/></text:p>
          </table:table-cell>
          <table:table-cell table:style-name="ce34" office:value-type="float" office:value="40.96583427" calcext:value-type="float">
            <text:p><text:s/>41 <text:s/></text:p>
          </table:table-cell>
          <table:table-cell table:style-name="ce34" office:value-type="float" office:value="153203.07116573" calcext:value-type="float">
            <text:p><text:s/>153,203 <text:s/></text:p>
          </table:table-cell>
          <table:table-cell table:style-name="ce34" office:value-type="float" office:value="1810.244" calcext:value-type="float">
            <text:p><text:s/>1,810 <text:s/></text:p>
          </table:table-cell>
          <table:table-cell table:style-name="ce34" office:value-type="float" office:value="65267.56416573" calcext:value-type="float">
            <text:p><text:s/>65,26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3161.108" calcext:value-type="float">
            <text:p><text:s/>23,161 <text:s/></text:p>
          </table:table-cell>
          <table:table-cell table:style-name="ce34" office:value-type="float" office:value="62964.155" calcext:value-type="float">
            <text:p><text:s/>62,964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7月</text:p>
          </table:table-cell>
          <table:table-cell table:style-name="ce22"/>
          <table:table-cell table:style-name="ce28" office:value-type="float" office:value="150861.48325" calcext:value-type="float">
            <text:p><text:s/>150,861 <text:s/></text:p>
          </table:table-cell>
          <table:table-cell table:style-name="ce34" office:value-type="float" office:value="9703.636" calcext:value-type="float">
            <text:p><text:s/>9,704 <text:s/></text:p>
          </table:table-cell>
          <table:table-cell table:style-name="ce34" office:value-type="float" office:value="141157.84725" calcext:value-type="float">
            <text:p><text:s/>141,158 <text:s/></text:p>
          </table:table-cell>
          <table:table-cell table:style-name="ce34" office:value-type="float" office:value="146059.892" calcext:value-type="float">
            <text:p><text:s/>146,060 <text:s/></text:p>
          </table:table-cell>
          <table:table-cell table:style-name="ce34" office:value-type="float" office:value="78.31107303" calcext:value-type="float">
            <text:p><text:s/>78 <text:s/></text:p>
          </table:table-cell>
          <table:table-cell table:style-name="ce34" office:value-type="float" office:value="145981.58092697" calcext:value-type="float">
            <text:p><text:s/>145,982 <text:s/></text:p>
          </table:table-cell>
          <table:table-cell table:style-name="ce34" office:value-type="float" office:value="1767.125" calcext:value-type="float">
            <text:p><text:s/>1,767 <text:s/></text:p>
          </table:table-cell>
          <table:table-cell table:style-name="ce34" office:value-type="float" office:value="65321.95392697" calcext:value-type="float">
            <text:p><text:s/>65,3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9312.252" calcext:value-type="float">
            <text:p><text:s/>19,312 <text:s/></text:p>
          </table:table-cell>
          <table:table-cell table:style-name="ce34" office:value-type="float" office:value="59580.25" calcext:value-type="float">
            <text:p><text:s/>59,580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8月</text:p>
          </table:table-cell>
          <table:table-cell table:style-name="ce22"/>
          <table:table-cell table:style-name="ce28" office:value-type="float" office:value="157890.632" calcext:value-type="float">
            <text:p><text:s/>157,891 <text:s/></text:p>
          </table:table-cell>
          <table:table-cell table:style-name="ce34" office:value-type="float" office:value="9653.738" calcext:value-type="float">
            <text:p><text:s/>9,654 <text:s/></text:p>
          </table:table-cell>
          <table:table-cell table:style-name="ce34" office:value-type="float" office:value="148236.894" calcext:value-type="float">
            <text:p><text:s/>148,237 <text:s/></text:p>
          </table:table-cell>
          <table:table-cell table:style-name="ce34" office:value-type="float" office:value="145053.637" calcext:value-type="float">
            <text:p><text:s/>145,054 <text:s/></text:p>
          </table:table-cell>
          <table:table-cell table:style-name="ce34" office:value-type="float" office:value="75.15935112" calcext:value-type="float">
            <text:p><text:s/>75 <text:s/></text:p>
          </table:table-cell>
          <table:table-cell table:style-name="ce34" office:value-type="float" office:value="144978.47764888" calcext:value-type="float">
            <text:p><text:s/>144,978 <text:s/></text:p>
          </table:table-cell>
          <table:table-cell table:style-name="ce34" office:value-type="float" office:value="1714.88" calcext:value-type="float">
            <text:p><text:s/>1,715 <text:s/></text:p>
          </table:table-cell>
          <table:table-cell table:style-name="ce34" office:value-type="float" office:value="67580.40464888" calcext:value-type="float">
            <text:p><text:s/>67,58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0691.986" calcext:value-type="float">
            <text:p><text:s/>20,692 <text:s/></text:p>
          </table:table-cell>
          <table:table-cell table:style-name="ce34" office:value-type="float" office:value="54991.207" calcext:value-type="float">
            <text:p><text:s/>54,991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<text:s/>9月</text:p>
          </table:table-cell>
          <table:table-cell table:style-name="ce22"/>
          <table:table-cell table:style-name="ce28" office:value-type="float" office:value="151490.3305" calcext:value-type="float">
            <text:p><text:s/>151,490 <text:s/></text:p>
          </table:table-cell>
          <table:table-cell table:style-name="ce34" office:value-type="float" office:value="8666.932" calcext:value-type="float">
            <text:p><text:s/>8,667 <text:s/></text:p>
          </table:table-cell>
          <table:table-cell table:style-name="ce34" office:value-type="float" office:value="142823.3985" calcext:value-type="float">
            <text:p><text:s/>142,823 <text:s/></text:p>
          </table:table-cell>
          <table:table-cell table:style-name="ce34" office:value-type="float" office:value="145022.174" calcext:value-type="float">
            <text:p><text:s/>145,022 <text:s/></text:p>
          </table:table-cell>
          <table:table-cell table:style-name="ce34" office:value-type="float" office:value="21.93385393" calcext:value-type="float">
            <text:p><text:s/>22 <text:s/></text:p>
          </table:table-cell>
          <table:table-cell table:style-name="ce34" office:value-type="float" office:value="145000.24014607" calcext:value-type="float">
            <text:p><text:s/>145,000 <text:s/></text:p>
          </table:table-cell>
          <table:table-cell table:style-name="ce34" office:value-type="float" office:value="2121.667" calcext:value-type="float">
            <text:p><text:s/>2,122 <text:s/></text:p>
          </table:table-cell>
          <table:table-cell table:style-name="ce34" office:value-type="float" office:value="65612.85314607" calcext:value-type="float">
            <text:p><text:s/>65,61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3166.056" calcext:value-type="float">
            <text:p><text:s/>23,166 <text:s/></text:p>
          </table:table-cell>
          <table:table-cell table:style-name="ce34" office:value-type="float" office:value="54099.664" calcext:value-type="float">
            <text:p><text:s/>54,100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0月</text:p>
          </table:table-cell>
          <table:table-cell table:style-name="ce22"/>
          <table:table-cell table:style-name="ce28" office:value-type="float" office:value="170892.535375" calcext:value-type="float">
            <text:p><text:s/>170,893 <text:s/></text:p>
          </table:table-cell>
          <table:table-cell table:style-name="ce34" office:value-type="float" office:value="8399.323" calcext:value-type="float">
            <text:p><text:s/>8,399 <text:s/></text:p>
          </table:table-cell>
          <table:table-cell table:style-name="ce34" office:value-type="float" office:value="162493.212375" calcext:value-type="float">
            <text:p><text:s/>162,493 <text:s/></text:p>
          </table:table-cell>
          <table:table-cell table:style-name="ce34" office:value-type="float" office:value="146360.642" calcext:value-type="float">
            <text:p><text:s/>146,361 <text:s/></text:p>
          </table:table-cell>
          <table:table-cell table:style-name="ce34" office:value-type="float" office:value="49.20040871" calcext:value-type="float">
            <text:p><text:s/>49 <text:s/></text:p>
          </table:table-cell>
          <table:table-cell table:style-name="ce34" office:value-type="float" office:value="146311.44159129" calcext:value-type="float">
            <text:p><text:s/>146,311 <text:s/></text:p>
          </table:table-cell>
          <table:table-cell table:style-name="ce34" office:value-type="float" office:value="1668.534" calcext:value-type="float">
            <text:p><text:s/>1,669 <text:s/></text:p>
          </table:table-cell>
          <table:table-cell table:style-name="ce34" office:value-type="float" office:value="67316.91659129" calcext:value-type="float">
            <text:p><text:s/>67,31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5296.392" calcext:value-type="float">
            <text:p><text:s/>25,296 <text:s/></text:p>
          </table:table-cell>
          <table:table-cell table:style-name="ce34" office:value-type="float" office:value="52029.599" calcext:value-type="float">
            <text:p><text:s/>52,030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5" office:value-type="string" calcext:value-type="string">
            <text:p>11月</text:p>
          </table:table-cell>
          <table:table-cell table:style-name="ce22"/>
          <table:table-cell table:style-name="ce28" office:value-type="float" office:value="192066.5145" calcext:value-type="float">
            <text:p><text:s/>192,067 <text:s/></text:p>
          </table:table-cell>
          <table:table-cell table:style-name="ce34" office:value-type="float" office:value="9017.148" calcext:value-type="float">
            <text:p><text:s/>9,017 <text:s/></text:p>
          </table:table-cell>
          <table:table-cell table:style-name="ce34" office:value-type="float" office:value="183049.3665" calcext:value-type="float">
            <text:p><text:s/>183,049 <text:s/></text:p>
          </table:table-cell>
          <table:table-cell table:style-name="ce34" office:value-type="float" office:value="156711.662" calcext:value-type="float">
            <text:p><text:s/>156,712 <text:s/></text:p>
          </table:table-cell>
          <table:table-cell table:style-name="ce34" office:value-type="float" office:value="63.96821489" calcext:value-type="float">
            <text:p><text:s/>64 <text:s/></text:p>
          </table:table-cell>
          <table:table-cell table:style-name="ce34" office:value-type="float" office:value="156647.69378511" calcext:value-type="float">
            <text:p><text:s/>156,648 <text:s/></text:p>
          </table:table-cell>
          <table:table-cell table:style-name="ce34" office:value-type="float" office:value="1833.27" calcext:value-type="float">
            <text:p><text:s/>1,833 <text:s/></text:p>
          </table:table-cell>
          <table:table-cell table:style-name="ce34" office:value-type="float" office:value="67839.42278511" calcext:value-type="float">
            <text:p><text:s/>67,83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750.393" calcext:value-type="float">
            <text:p><text:s/>28,750 <text:s/></text:p>
          </table:table-cell>
          <table:table-cell table:style-name="ce34" office:value-type="float" office:value="58224.608" calcext:value-type="float">
            <text:p><text:s/>58,225 <text:s/></text:p>
          </table:table-cell>
          <table:table-cell table:style-name="ce43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7"/>
          <table:table-cell table:style-name="ce16" office:value-type="string" calcext:value-type="string">
            <text:p>1 - 11月</text:p>
          </table:table-cell>
          <table:table-cell table:style-name="ce23"/>
          <table:table-cell table:style-name="ce29" office:value-type="float" office:value="1945287.134375" calcext:value-type="float">
            <text:p><text:s/>1,945,287 <text:s/></text:p>
          </table:table-cell>
          <table:table-cell table:style-name="ce35" office:value-type="float" office:value="100566.851" calcext:value-type="float">
            <text:p><text:s/>100,567 <text:s/></text:p>
          </table:table-cell>
          <table:table-cell table:style-name="ce35" office:value-type="float" office:value="1844720.283375" calcext:value-type="float">
            <text:p><text:s/>1,844,720 <text:s/></text:p>
          </table:table-cell>
          <table:table-cell table:style-name="ce35" office:value-type="float" office:value="1821324.24" calcext:value-type="float">
            <text:p><text:s/>1,821,324 <text:s/></text:p>
          </table:table-cell>
          <table:table-cell table:style-name="ce35" office:value-type="float" office:value="646.99735533" calcext:value-type="float">
            <text:p><text:s/>647 <text:s/></text:p>
          </table:table-cell>
          <table:table-cell table:style-name="ce35" office:value-type="float" office:value="1820677.24264467" calcext:value-type="float">
            <text:p><text:s/>1,820,677 <text:s/></text:p>
          </table:table-cell>
          <table:table-cell table:style-name="ce35" office:value-type="float" office:value="18821.132" calcext:value-type="float">
            <text:p><text:s/>18,821 <text:s/></text:p>
          </table:table-cell>
          <table:table-cell table:style-name="ce35" office:value-type="float" office:value="716818.23664467" calcext:value-type="float">
            <text:p><text:s/>716,818 <text:s/></text:p>
          </table:table-cell>
          <table:table-cell table:style-name="ce35" office:value-type="float" office:value="0" calcext:value-type="float">
            <text:p>- <text:s/></text:p>
          </table:table-cell>
          <table:table-cell table:style-name="ce35" office:value-type="float" office:value="308641.378" calcext:value-type="float">
            <text:p><text:s/>308,641 <text:s/></text:p>
          </table:table-cell>
          <table:table-cell table:style-name="ce35" office:value-type="float" office:value="776396.496" calcext:value-type="float">
            <text:p><text:s/>776,396 <text:s/></text:p>
          </table:table-cell>
          <table:table-cell table:style-name="ce44" office:value-type="float" office:value="0" calcext:value-type="float">
            <text:p>- <text:s/>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 table:number-columns-spanned="15" table:number-rows-spanned="1">
            <text:p>註：1.「由LNG來之調整量」係指進口液化天然氣氣化還原時，單位熱值經調整成與自產天然氣熱值相同之數量。</text:p>
          </table:table-cell>
          <table:covered-table-cell table:number-columns-repeated="14" table:style-name="ce17"/>
          <table:table-cell table:number-columns-repeated="1009"/>
        </table:table-row>
        <table:table-row table:style-name="ro4">
          <table:table-cell table:style-name="ce9" office:value-type="string" calcext:value-type="string" table:number-columns-spanned="15" table:number-rows-spanned="1">
            <text:p>　　2.自產天然氣在消費端即中油之天然氣(1)。</text:p>
          </table:table-cell>
          <table:covered-table-cell table:number-columns-repeated="14" table:style-name="ce18"/>
          <table:table-cell table:number-columns-repeated="1009"/>
        </table:table-row>
        <table:table-row table:style-name="ro5" table:number-rows-repeated="4">
          <table:table-cell table:number-columns-repeated="3"/>
          <table:table-cell table:style-name="ce30" table:number-columns-repeated="12"/>
          <table:table-cell table:number-columns-repeated="1009"/>
        </table:table-row>
        <table:table-row table:style-name="ro6" table:number-rows-repeated="26">
          <table:table-cell table:number-columns-repeated="3"/>
          <table:table-cell table:style-name="ce30" table:number-columns-repeated="12"/>
          <table:table-cell table:number-columns-repeated="1009"/>
        </table:table-row>
        <table:table-row table:style-name="ro7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</number:text>
    </number:number-style>
    <number:number-style style:name="N183">
      <number:text>-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自產天然氣供給與消費</dc:title>
    <dc:subject>自產天然氣供給與消費</dc:subject>
    <meta:keyword>能源統計月報</meta:keyword>
    <dc:description>自產天然氣供給與消費</dc:description>
    <meta:initial-creator>國際合作與能源統計科</meta:initial-creator>
    <meta:creation-date>2012-04-19T16:47:42</meta:creation-date>
    <dc:creator>方文秀</dc:creator>
    <dc:date>2021-12-29T20:25:13</dc:date>
    <meta:print-date>2021-12-29T20:25:10</meta:print-date>
    <meta:document-statistic meta:table-count="1" meta:cell-count="595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